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276c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181f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64f1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380e6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7bbb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dcc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181f9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276c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380e6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bbb" officeooo:paragraph-rsid="01047bbb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dcc2" officeooo:paragraph-rsid="0104dcc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81f9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276c2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80e6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bbb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dcc2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5675d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41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4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4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4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4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4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5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5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5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5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5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5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5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5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5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5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6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6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7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7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7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7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7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7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8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8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8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8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8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8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8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8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8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8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9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9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19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19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19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9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9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197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19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f9f45b" officeooo:paragraph-rsid="0105675d" style:font-size-asian="10.5pt" style:font-weight-asian="normal" style:font-size-complex="12pt" style:font-weight-complex="normal"/>
    </style:style>
    <style:style style:name="P199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200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20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64f1c" style:font-size-asian="10.5pt" style:font-weight-asian="normal" style:font-size-complex="12pt" style:font-weight-complex="normal"/>
    </style:style>
    <style:style style:name="P20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20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64f1c" style:font-size-asian="10.5pt" style:font-weight-asian="normal" style:font-size-complex="12pt" style:font-weight-complex="normal"/>
    </style:style>
    <style:style style:name="P20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88dda" style:font-size-asian="10.5pt" style:font-weight-asian="normal" style:font-size-complex="12pt" style:font-weight-complex="normal"/>
    </style:style>
    <style:style style:name="P20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a21d8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208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a21d8" style:font-size-asian="10.5pt" style:font-weight-asian="normal" style:font-size-complex="12pt" style:font-weight-complex="normal"/>
    </style:style>
    <style:style style:name="P21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21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21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214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215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216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217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218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219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220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221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222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223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224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225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226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227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228" style:family="paragraph" style:parent-style-name="Standard" style:list-style-name="L6">
      <style:paragraph-properties fo:text-align="start" style:justify-single-word="false"/>
      <style:text-properties officeooo:paragraph-rsid="0105675d"/>
    </style:style>
    <style:style style:name="P229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230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231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officeooo:rsid="00fe7837"/>
    </style:style>
    <style:style style:name="T56" style:family="text">
      <style:text-properties officeooo:rsid="01005975"/>
    </style:style>
    <style:style style:name="T57" style:family="text">
      <style:text-properties officeooo:rsid="01015164"/>
    </style:style>
    <style:style style:name="T58" style:family="text">
      <style:text-properties officeooo:rsid="010181f9"/>
    </style:style>
    <style:style style:name="T59" style:family="text">
      <style:text-properties officeooo:rsid="010276c2"/>
    </style:style>
    <style:style style:name="T60" style:family="text">
      <style:text-properties officeooo:rsid="0104dcc2"/>
    </style:style>
    <style:style style:name="T61" style:family="text">
      <style:text-properties officeooo:rsid="0105675d"/>
    </style:style>
    <style:style style:name="T62" style:family="text">
      <style:text-properties officeooo:rsid="01064f1c"/>
    </style:style>
    <style:style style:name="T63" style:family="text">
      <style:text-properties officeooo:rsid="01088dda"/>
    </style:style>
    <style:style style:name="T64" style:family="text">
      <style:text-properties officeooo:rsid="010a21d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5580407539420513290" text:style-name="L1">
        <text:list-item>
          <text:p text:style-name="P141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42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43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4066048855768875114" text:style-name="L2">
        <text:list-item>
          <text:p text:style-name="P14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45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5871550795744539082" text:style-name="L3">
        <text:list-item>
          <text:p text:style-name="P14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46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5418380563377364785" text:style-name="L4">
        <text:list-item>
          <text:p text:style-name="P147">Publicat codi d'accès al Classroom.</text:p>
        </text:list-item>
        <text:list-item>
          <text:p text:style-name="P160">Treball autònom tasca 1.</text:p>
        </text:list-item>
        <text:list-item>
          <text:p text:style-name="P14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54702989351526" text:continue-numbering="true" text:style-name="L4">
        <text:list-item>
          <text:p text:style-name="P14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54703387233322" text:continue-numbering="true" text:style-name="L4">
        <text:list-item>
          <text:p text:style-name="P14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36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54702540089212" text:continue-numbering="true" text:style-name="L4">
        <text:list-item>
          <text:p text:style-name="P150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50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1">Comentem apartat 1.1 Temperatura y calor.</text:p>
        </text:list-item>
      </text:list>
      <text:p text:style-name="P60"/>
      <text:p text:style-name="P96">Di<text:span text:style-name="T12">vendres 10</text:span>/<text:span text:style-name="T7">10</text:span>/2<text:span text:style-name="T5">5</text:span></text:p>
      <text:p text:style-name="P96"/>
      <text:list xml:id="list154703246736791" text:continue-numbering="true" text:style-name="L4">
        <text:list-item>
          <text:p text:style-name="P15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7">Comentem apartat 1.2 Presión.</text:p>
        </text:list-item>
        <text:list-item>
          <text:p text:style-name="P167">Comentem apartat 1.2 Presión.</text:p>
        </text:list-item>
        <text:list-item>
          <text:p text:style-name="P167">Comentem els exercicis 1.3 Ejercicios temperatura y presión.</text:p>
        </text:list-item>
        <text:list-item>
          <text:p text:style-name="P167">Comentem apartat 1.4 Enegía y potencia</text:p>
        </text:list-item>
        <text:list-item>
          <text:p text:style-name="P168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97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97">Di<text:span text:style-name="T15">jous</text:span><text:tab/><text:tab/><text:span text:style-name="T15">16</text:span>/<text:span text:style-name="T7">10</text:span>/2<text:span text:style-name="T5">5</text:span></text:p>
      <text:list xml:id="list154702347692321" text:continue-numbering="true" text:style-name="L4">
        <text:list-item>
          <text:p text:style-name="P15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9">Comentem apartat 1.<text:span text:style-name="T15">5 Ejercicios energía y potencia</text:span>.</text:p>
        </text:list-item>
        <text:list-item>
          <text:p text:style-name="P169">Comentem apartat 1.<text:span text:style-name="T15">6.1 Calor específico</text:span></text:p>
        </text:list-item>
        <text:list-item>
          <text:p text:style-name="P169">Comentem apartat 1.<text:span text:style-name="T15">6.2 Calor sensible y latente</text:span></text:p>
        </text:list-item>
      </text:list>
      <text:p text:style-name="P62"/>
      <text:p text:style-name="P133">Divendres<text:tab/>17/10/25</text:p>
      <text:list xml:id="list154702573673494" text:continue-numbering="true" text:style-name="L4">
        <text:list-item>
          <text:p text:style-name="P15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0">Comentem apartat 1.6.3 Transmisión del calor</text:p>
        </text:list-item>
        <text:list-item>
          <text:p text:style-name="P170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37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54702322589252" text:continue-numbering="true" text:style-name="L4">
        <text:list-item>
          <text:p text:style-name="P15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1">Comentem <text:span text:style-name="T17">exercicis 1.7-1 a 3</text:span></text:p>
        </text:list-item>
        <text:list-item>
          <text:p text:style-name="P172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54702808032852" text:continue-numbering="true" text:style-name="L4">
        <text:list-item>
          <text:p text:style-name="P15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3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98">Di<text:span text:style-name="T19">jous</text:span><text:tab/><text:tab/><text:span text:style-name="T19">30</text:span>/<text:span text:style-name="T9">10</text:span>/2<text:span text:style-name="T5">5</text:span></text:p>
      <text:p text:style-name="P98"/>
      <text:list xml:id="list154702278260256" text:continue-numbering="true" text:style-name="L4">
        <text:list-item>
          <text:p text:style-name="P15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2">Comencem a comentar l'apartat 1.8.4 Diagrama de Mollier (diagrama p h)</text:p>
        </text:list-item>
      </text:list>
      <text:p text:style-name="P32"/>
      <text:p text:style-name="P32"/>
      <text:p text:style-name="P98">Di<text:span text:style-name="T19">vendres</text:span><text:tab/><text:span text:style-name="T19">31</text:span>/<text:span text:style-name="T9">10</text:span>/2<text:span text:style-name="T5">5</text:span></text:p>
      <text:p text:style-name="P98"/>
      <text:p text:style-name="P65">Festiu triat pel centre.</text:p>
      <text:p text:style-name="P65"/>
      <text:p text:style-name="P65"/>
      <text:p text:style-name="P99">Di<text:span text:style-name="T3">marts</text:span><text:tab/><text:span text:style-name="T20">04</text:span>/<text:span text:style-name="T9">11</text:span>/2<text:span text:style-name="T5">5</text:span></text:p>
      <text:p text:style-name="P99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100">Di<text:span text:style-name="T3">mecres</text:span><text:tab/><text:span text:style-name="T20">05</text:span>/<text:span text:style-name="T9">11</text:span>/2<text:span text:style-name="T5">5</text:span></text:p>
      <text:p text:style-name="P100"/>
      <text:list xml:id="list154702740443653" text:continue-numbering="true" text:style-name="L4">
        <text:list-item>
          <text:p text:style-name="P15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3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101"/>
      <text:p text:style-name="P138">Di<text:span text:style-name="T22">jous</text:span><text:tab/><text:tab/><text:span text:style-name="T20">06</text:span>/<text:span text:style-name="T9">11</text:span>/2<text:span text:style-name="T5">5</text:span></text:p>
      <text:p text:style-name="P101"/>
      <text:list xml:id="list154702076698889" text:continue-numbering="true" text:style-name="L4">
        <text:list-item>
          <text:p text:style-name="P15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4">Co<text:span text:style-name="T22">mentem exercici 1.9-5</text:span></text:p>
        </text:list-item>
      </text:list>
      <text:p text:style-name="P102"/>
      <text:p text:style-name="P102"/>
      <text:p text:style-name="P102">Di<text:span text:style-name="T23">vendres</text:span><text:tab/><text:span text:style-name="T20">07</text:span>/<text:span text:style-name="T9">11</text:span>/2<text:span text:style-name="T5">5</text:span></text:p>
      <text:p text:style-name="P102"/>
      <text:list xml:id="list154702655232151" text:continue-numbering="true" text:style-name="L4">
        <text:list-item>
          <text:p text:style-name="P159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65">C<text:span text:style-name="T23">omentem apartat 1.1.1 Coeficiente de funcionamiento COP y EER</text:span></text:p>
        </text:list-item>
        <text:list-item>
          <text:p text:style-name="P165">C<text:span text:style-name="T23">omentem apartat 1.1.2 Componenentes d ela instalación drigorífica por compresión</text:span></text:p>
        </text:list-item>
      </text:list>
      <text:p text:style-name="P66"/>
      <text:p text:style-name="P103"/>
      <text:p text:style-name="P103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3655338653510822236" text:style-name="L5">
        <text:list-item>
          <text:p text:style-name="P21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29"><text:span text:style-name="T26">C</text:span><text:span text:style-name="T25">omentem 1.1.3 Ciclo frigorífico en el diagrama p h</text:span></text:p>
        </text:list-item>
        <text:list-item>
          <text:p text:style-name="P229"><text:span text:style-name="T26">C</text:span><text:span text:style-name="T25">omentem 1.1.4 Caudal másico</text:span></text:p>
        </text:list-item>
        <text:list-item>
          <text:p text:style-name="P229"><text:span text:style-name="T26">C</text:span><text:span text:style-name="T25">omentem 1.1.5 Relación de compresión</text:span></text:p>
        </text:list-item>
        <text:list-item>
          <text:p text:style-name="P174">Comentem exercici 1.2-1</text:p>
        </text:list-item>
      </text:list>
      <text:p text:style-name="P51"/>
      <text:p text:style-name="P51"/>
      <text:p text:style-name="P104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54703107677851" text:continue-numbering="true" text:style-name="L5">
        <text:list-item>
          <text:p text:style-name="P182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105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54701731455436" text:continue-numbering="true" text:style-name="L5">
        <text:list-item>
          <text:p text:style-name="P21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5">Comentem exercici 1.2-<text:span text:style-name="T32">2</text:span></text:p>
        </text:list-item>
      </text:list>
      <text:p text:style-name="P52"/>
      <text:p text:style-name="P106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54701968589378" text:continue-numbering="true" text:style-name="L5">
        <text:list-item>
          <text:p text:style-name="P21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6">Comentem exercici 1.2-<text:span text:style-name="T32">2 i 3</text:span></text:p>
        </text:list-item>
      </text:list>
      <text:p text:style-name="P53"/>
      <text:p text:style-name="P107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54702981360618" text:continue-numbering="true" text:style-name="L5">
        <text:list-item>
          <text:p text:style-name="P21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30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108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54703264348003" text:continue-numbering="true" text:style-name="L5">
        <text:list-item>
          <text:p text:style-name="P183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109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54702049130994" text:continue-numbering="true" text:style-name="L5">
        <text:list-item>
          <text:p text:style-name="P218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231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39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54702853059673" text:continue-numbering="true" text:style-name="L5">
        <text:list-item>
          <text:p text:style-name="P21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7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77"><text:span text:style-name="T11">C</text:span>omentem <text:span text:style-name="T35">apartat 1.4 Puntos de medición de temperatura y presión.</text:span></text:p>
        </text:list-item>
        <text:list-item>
          <text:p text:style-name="P177"><text:span text:style-name="T11">C</text:span>omentem <text:span text:style-name="T35">apartat 1.5 Símbolos según UNE EN 1861.</text:span></text:p>
        </text:list-item>
        <text:list-item>
          <text:p text:style-name="P187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110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110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111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40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54702928134494" text:continue-numbering="true" text:style-name="L5">
        <text:list-item>
          <text:p text:style-name="P220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8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84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112">Di<text:span text:style-name="T3">mecres</text:span><text:tab/><text:span text:style-name="T38">03</text:span>/<text:span text:style-name="T9">12</text:span>/2<text:span text:style-name="T5">5</text:span></text:p>
      <text:p text:style-name="P112"/>
      <text:list xml:id="list154702903003530" text:continue-numbering="true" text:style-name="L5">
        <text:list-item>
          <text:p text:style-name="P185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113">Di<text:span text:style-name="T40">jous<text:tab/></text:span><text:tab/><text:span text:style-name="T38">04</text:span>/<text:span text:style-name="T9">12</text:span>/2<text:span text:style-name="T5">5</text:span></text:p>
      <text:list xml:id="list154701764255418" text:continue-numbering="true" text:style-name="L5">
        <text:list-item>
          <text:p text:style-name="P22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9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13"/>
      <text:p text:style-name="P113">Di<text:span text:style-name="T40">vendres</text:span><text:tab/><text:span text:style-name="T38">05</text:span>/<text:span text:style-name="T9">12</text:span>/2<text:span text:style-name="T5">5</text:span></text:p>
      <text:p text:style-name="P113"/>
      <text:list xml:id="list154703238025322" text:continue-numbering="true" text:style-name="L5">
        <text:list-item>
          <text:p text:style-name="P22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9"><text:span text:style-name="T11">C</text:span>omentem <text:span text:style-name="T35">apartat 2.1.1.1 Compressors hermètics</text:span></text:p>
        </text:list-item>
        <text:list-item>
          <text:p text:style-name="P188">Comentem exemple 2.1.1.1-1</text:p>
        </text:list-item>
      </text:list>
      <text:p text:style-name="P71"/>
      <text:p text:style-name="P114">Di<text:span text:style-name="T3">marts</text:span><text:tab/><text:span text:style-name="T38">09</text:span>/<text:span text:style-name="T9">12</text:span>/2<text:span text:style-name="T5">5</text:span></text:p>
      <text:p text:style-name="P114"/>
      <text:list xml:id="list154703500311206" text:continue-numbering="true" text:style-name="L5">
        <text:list-item>
          <text:p text:style-name="P186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15">Di<text:span text:style-name="T3">mecres</text:span><text:tab/><text:span text:style-name="T44">10</text:span>/<text:span text:style-name="T9">12</text:span>/2<text:span text:style-name="T5">5</text:span></text:p>
      <text:p text:style-name="P115"/>
      <text:list xml:id="list154703047335816" text:continue-numbering="true" text:style-name="L5">
        <text:list-item>
          <text:p text:style-name="P166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16"/>
      <text:p text:style-name="P116">Di<text:span text:style-name="T45">jous</text:span><text:tab/><text:tab/><text:span text:style-name="T44">11</text:span>/<text:span text:style-name="T9">12</text:span>/2<text:span text:style-name="T5">5</text:span></text:p>
      <text:p text:style-name="P116"/>
      <text:p text:style-name="P73">Seguim comentant exemple 2.1.1.1-1</text:p>
      <text:p text:style-name="P134"/>
      <text:p text:style-name="P116">Di<text:span text:style-name="T45">vendres</text:span><text:tab/><text:span text:style-name="T44">12</text:span>/<text:span text:style-name="T9">12</text:span>/2<text:span text:style-name="T5">5</text:span></text:p>
      <text:p text:style-name="P116"/>
      <text:p text:style-name="P77">Activitat emp<text:span text:style-name="T46">r</text:span>enedoria.</text:p>
      <text:p text:style-name="P77"/>
      <text:p text:style-name="P117">Di<text:span text:style-name="T3">marts</text:span><text:tab/><text:span text:style-name="T47">16</text:span>/<text:span text:style-name="T9">12</text:span>/2<text:span text:style-name="T5">5</text:span></text:p>
      <text:p text:style-name="P117"/>
      <text:list xml:id="list154702662301580" text:continue-numbering="true" text:style-name="L5">
        <text:list-item>
          <text:p text:style-name="P22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0"><text:span text:style-name="T11">C</text:span>omentem <text:span text:style-name="T47">programa de simulació SOLKANE (pàg. 11 i 12)</text:span></text:p>
        </text:list-item>
      </text:list>
      <text:p text:style-name="P74"/>
      <text:p text:style-name="P117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18"><text:soft-page-break/>Di<text:span text:style-name="T3">marts</text:span><text:tab/><text:span text:style-name="T47">18</text:span>/<text:span text:style-name="T9">12</text:span>/2<text:span text:style-name="T5">5</text:span></text:p>
      <text:p text:style-name="P118"/>
      <text:list xml:id="list154702510599230" text:continue-numbering="true" text:style-name="L5">
        <text:list-item>
          <text:p text:style-name="P22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1"><text:span text:style-name="T11">C</text:span>omentem <text:span text:style-name="T48">apartat 2.1.1.2 Compressors semihermètics</text:span></text:p>
        </text:list-item>
        <text:list-item>
          <text:p text:style-name="P181"><text:span text:style-name="T11">C</text:span>omentem <text:span text:style-name="T48">apartat 2.1.1.3 Compressors oberts</text:span></text:p>
        </text:list-item>
        <text:list-item>
          <text:p text:style-name="P181"><text:span text:style-name="T11">C</text:span>omentem <text:span text:style-name="T48">apartat 2.1.2.1 Compressors alternatius de pistó</text:span></text:p>
          <text:p text:style-name="P181"/>
        </text:list-item>
      </text:list>
      <text:p text:style-name="P75"/>
      <text:p text:style-name="P119">Di<text:span text:style-name="T3">mecres</text:span><text:tab/><text:span text:style-name="T49">07</text:span>/<text:span text:style-name="T49">01</text:span>/2<text:span text:style-name="T49">6</text:span></text:p>
      <text:p text:style-name="P119"/>
      <text:list xml:id="list154702569138446" text:continue-numbering="true" text:style-name="L5">
        <text:list-item>
          <text:p text:style-name="P22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9">Repassem apartat 2.1.2.1 <text:span text:style-name="T48"><text:s/>Compressors alternatius de pistó</text:span></text:p>
        </text:list-item>
        <text:list-item>
          <text:p text:style-name="P189">Comentem 2.1.2.1.1 Proceso de compresión en compresores de pistón alternativo</text:p>
        </text:list-item>
        <text:list-item>
          <text:p text:style-name="P189">Comentem 2.1.2.1.2 Número y disposición de los cilindros</text:p>
        </text:list-item>
        <text:list-item>
          <text:p text:style-name="P190">Comentem 2.1.2.1.<text:span text:style-name="T50">3 Transformación del movimiento rotativo en movimiento alternativo</text:span></text:p>
        </text:list-item>
        <text:list-item>
          <text:p text:style-name="P190">Comentem 2.1.2.1.<text:span text:style-name="T50">4 Válvulas de aspiración y descarga</text:span></text:p>
        </text:list-item>
        <text:list-item>
          <text:p text:style-name="P190">Comentem 2.1.2.1.<text:span text:style-name="T50">5 Dispositivos de lubricación</text:span></text:p>
        </text:list-item>
        <text:list-item>
          <text:p text:style-name="P192">Comencem amb l'exe<text:span text:style-name="T51">m</text:span>ple 2.1.2.2-1</text:p>
        </text:list-item>
      </text:list>
      <text:p text:style-name="P76"/>
      <text:p text:style-name="P76"/>
      <text:p text:style-name="P120">Di<text:span text:style-name="T52">jous</text:span><text:tab/><text:tab/><text:span text:style-name="T49">08</text:span>/<text:span text:style-name="T49">01</text:span>/2<text:span text:style-name="T49">6</text:span></text:p>
      <text:p text:style-name="P120"/>
      <text:list xml:id="list154701871902308" text:continue-numbering="true" text:style-name="L5">
        <text:list-item>
          <text:p text:style-name="P22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1">Repassem apartat 2.1.2.1 <text:span text:style-name="T48"><text:s/>Compressors alternatius de pistó</text:span></text:p>
        </text:list-item>
        <text:list-item>
          <text:p text:style-name="P191">Comentem <text:span text:style-name="T50">l'exemple 2.1.2.2-1</text:span></text:p>
        </text:list-item>
        <text:list-item>
          <text:p text:style-name="P193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20"/>
      <text:p text:style-name="P121">Di<text:span text:style-name="T53">vendres</text:span><text:tab/><text:span text:style-name="T49">09</text:span>/<text:span text:style-name="T49">01</text:span>/2<text:span text:style-name="T49">6</text:span></text:p>
      <text:p text:style-name="P121"/>
      <text:list xml:id="list4084948285672411026" text:style-name="L6">
        <text:list-item>
          <text:p text:style-name="P194">Desmuntem compressors de pistons per veure els components interns (plat de vàlvules, pistons, bieles, cigüenyal) i tornem a muntar-los.</text:p>
        </text:list-item>
        <text:list-item>
          <text:p text:style-name="P22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54703171902911" text:continue-list="list154701871902308" text:style-name="L5">
        <text:list-item>
          <text:p text:style-name="P195">Comentem l'exemple <text:span text:style-name="T50">2.1.2.2-</text:span>2</text:p>
        </text:list-item>
        <text:list-item>
          <text:p text:style-name="P195">Baixem al taller per recuperar el refrigerant del simulador.</text:p>
        </text:list-item>
      </text:list>
      <text:p text:style-name="P79"/>
      <text:p text:style-name="P79"/>
      <text:p text:style-name="P122">Di<text:span text:style-name="T54">marts</text:span><text:tab/><text:span text:style-name="T54">13</text:span>/<text:span text:style-name="T49">01</text:span>/2<text:span text:style-name="T49">6</text:span></text:p>
      <text:p text:style-name="P122"/>
      <text:p text:style-name="P80">Baixa per migranya</text:p>
      <text:p text:style-name="P80"/>
      <text:p text:style-name="P80"/>
      <text:p text:style-name="P122">Di<text:span text:style-name="T54">mecres</text:span><text:tab/><text:span text:style-name="T54">14</text:span>/<text:span text:style-name="T49">01</text:span>/2<text:span text:style-name="T49">6</text:span></text:p>
      <text:p text:style-name="P122"/>
      <text:list xml:id="list154701630690005" text:continue-numbering="true" text:style-name="L5">
        <text:list-item>
          <text:p text:style-name="P196">Comentem l'exemple <text:span text:style-name="T50">2.1.2.2-</text:span>2</text:p>
        </text:list-item>
      </text:list>
      <text:p text:style-name="P122"/>
      <text:p text:style-name="P122">Di<text:span text:style-name="T54">jous</text:span><text:tab/><text:tab/><text:span text:style-name="T54">15</text:span>/<text:span text:style-name="T49">01</text:span>/2<text:span text:style-name="T49">6</text:span></text:p>
      <text:p text:style-name="P122"/>
      <text:list xml:id="list2441297788442111364" text:style-name="L7">
        <text:list-item>
          <text:p text:style-name="P199">Comentem esquema <text:a xlink:type="simple" xlink:href="https://paulinoposada.github.io/web_fred/web_fred_25_26/GM/documents_gm/ta/ta_03.pdf">tasca 3</text:a></text:p>
        </text:list-item>
        <text:list-item>
          <text:p text:style-name="P199">Comentem exemple 2.1.2.2-2</text:p>
        </text:list-item>
      </text:list>
      <text:p text:style-name="P135"/>
      <text:p text:style-name="P123"><text:soft-page-break/>Di<text:span text:style-name="T55">vendres</text:span><text:tab/><text:tab/><text:span text:style-name="T54">16</text:span>/<text:span text:style-name="T49">01</text:span>/2<text:span text:style-name="T49">6</text:span></text:p>
      <text:p text:style-name="P123"/>
      <text:p text:style-name="P84">No feim classe per emergència sanitària.</text:p>
      <text:p text:style-name="P84"/>
      <text:p text:style-name="P127"/>
      <text:p text:style-name="P127">Di<text:span text:style-name="T54">marts</text:span><text:tab/><text:span text:style-name="T58">20</text:span>/<text:span text:style-name="T49">01</text:span>/2<text:span text:style-name="T49">6</text:span></text:p>
      <text:p text:style-name="P87"/>
      <text:p text:style-name="P93">Festiu (Sant Sebastià)</text:p>
      <text:p text:style-name="P127"/>
      <text:p text:style-name="P127"/>
      <text:p text:style-name="P126">Di<text:span text:style-name="T54">mecres</text:span><text:tab/><text:span text:style-name="T58">21</text:span>/<text:span text:style-name="T49">01</text:span>/2<text:span text:style-name="T49">6</text:span></text:p>
      <text:p text:style-name="P126"/>
      <text:p text:style-name="P92">Baixa al taller el grup <text:span text:style-name="T59">1</text:span>.</text:p>
      <text:p text:style-name="P92"/>
      <text:p text:style-name="P92">Recuperem regfrigerant del simulador i tornem a cargar refrigerant al simulador.</text:p>
      <text:p text:style-name="P81"/>
      <text:p text:style-name="P81"/>
      <text:p text:style-name="P123">Di<text:span text:style-name="T56">jous </text:span><text:tab/><text:tab/><text:span text:style-name="T55">22</text:span>/<text:span text:style-name="T49">01</text:span>/2<text:span text:style-name="T49">6</text:span></text:p>
      <text:p text:style-name="P123"/>
      <text:list xml:id="list154703376873317" text:continue-list="list4084948285672411026" text:style-name="L6">
        <text:list-item>
          <text:p text:style-name="P22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59185322711689442" text:style-name="L8">
        <text:list-item>
          <text:p text:style-name="P197">Comentem <text:span text:style-name="T56">l'apartat 2.1.2.3 <text:s/>Compressor rotatius de pistó rodant i paletes</text:span></text:p>
        </text:list-item>
        <text:list-item>
          <text:p text:style-name="P197">Comentem <text:span text:style-name="T56">l'apartat 2.1.2.3.1 Compressor de pistó rodant</text:span></text:p>
        </text:list-item>
        <text:list-item>
          <text:p text:style-name="P197">Comentem <text:span text:style-name="T56">l'apartat 2.1.2.3.2 Compressor de paletes</text:span></text:p>
        </text:list-item>
        <text:list-item>
          <text:p text:style-name="P200">Començem a comentar l'apartat <text:s/>2.1.2.3.3 Compressor de tornillo</text:p>
        </text:list-item>
      </text:list>
      <text:p text:style-name="P84"/>
      <text:p text:style-name="P85"/>
      <text:p text:style-name="P124">Di<text:span text:style-name="T57">vendres </text:span><text:tab/><text:tab/><text:span text:style-name="T55">23</text:span>/<text:span text:style-name="T49">01</text:span>/2<text:span text:style-name="T49">6</text:span></text:p>
      <text:p text:style-name="P86"/>
      <text:p text:style-name="P90">Comentem dubtes relatius a l'examen del dimecres.</text:p>
      <text:p text:style-name="P90"/>
      <text:p text:style-name="P90"/>
      <text:p text:style-name="P125">Di<text:span text:style-name="T54">marts</text:span><text:tab/><text:span text:style-name="T58">27</text:span>/<text:span text:style-name="T49">01</text:span>/2<text:span text:style-name="T49">6</text:span></text:p>
      <text:p text:style-name="P125"/>
      <text:p text:style-name="P91">Baixa al taller el grup 2.</text:p>
      <text:p text:style-name="P91"/>
      <text:p text:style-name="P91">Recuperem regfrigerant del simulador i tornem a cargar refrigerant al simulador.</text:p>
      <text:p text:style-name="P82"/>
      <text:p text:style-name="P82"/>
      <text:p text:style-name="P128">Di<text:span text:style-name="T54">mecres</text:span><text:tab/><text:span text:style-name="T58">28</text:span>/<text:span text:style-name="T49">01</text:span>/2<text:span text:style-name="T49">6</text:span></text:p>
      <text:p text:style-name="P88"/>
      <text:p text:style-name="P94">Feim el primer examen de la segona avaluació.</text:p>
      <text:p text:style-name="P128"/>
      <text:p text:style-name="P128"/>
      <text:p text:style-name="P129">Di<text:span text:style-name="T60">jous<text:tab/></text:span><text:tab/><text:span text:style-name="T58">29</text:span>/<text:span text:style-name="T49">01</text:span>/2<text:span text:style-name="T49">6</text:span></text:p>
      <text:p text:style-name="P89"/>
      <text:p text:style-name="P95">Comentem les solucions dels exàmens del 28/01/26.</text:p>
      <text:p text:style-name="P95"/>
      <text:p text:style-name="P130"/>
      <text:p text:style-name="P130">Di<text:span text:style-name="T61">vendres</text:span><text:tab/><text:span text:style-name="T61">30</text:span>/<text:span text:style-name="T49">01</text:span>/2<text:span text:style-name="T49">6</text:span></text:p>
      <text:p text:style-name="P130"/>
      <text:list xml:id="list154702933690295" text:continue-list="list154703376873317" text:style-name="L6">
        <text:list-item>
          <text:p text:style-name="P22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6240411965413482826" text:style-name="L9">
        <text:list-item>
          <text:p text:style-name="P198">Comentem <text:span text:style-name="T61">exercicis 2.2-1 a 4.</text:span></text:p>
        </text:list-item>
      </text:list>
      <text:p text:style-name="P131"><text:soft-page-break/>Di<text:span text:style-name="T54">marts</text:span><text:tab/><text:span text:style-name="T62">03</text:span>/<text:span text:style-name="T49">02</text:span>/2<text:span text:style-name="T49">6</text:span></text:p>
      <text:list xml:id="list154702683757158" text:continue-numbering="true" text:style-name="L9">
        <text:list-header>
          <text:p text:style-name="P210"/>
        </text:list-header>
        <text:list-item>
          <text:p text:style-name="P201">Baixa al taller el grup <text:span text:style-name="T62">1</text:span>.</text:p>
          <text:p text:style-name="P201"/>
        </text:list-item>
        <text:list-item>
          <text:p text:style-name="P201">Recuperem regfrigerant del simulador.</text:p>
        </text:list-item>
        <text:list-item>
          <text:p text:style-name="P204">Comentem components de l'equip split d'aire condicionat.</text:p>
        </text:list-item>
      </text:list>
      <text:p text:style-name="P83"/>
      <text:p text:style-name="P83"/>
      <text:p text:style-name="P132">Di<text:span text:style-name="T54">mecres</text:span><text:tab/><text:span text:style-name="T62">04</text:span>/<text:span text:style-name="T49">02</text:span>/2<text:span text:style-name="T49">6</text:span></text:p>
      <text:list xml:id="list154702979845901" text:continue-numbering="true" text:style-name="L9">
        <text:list-header>
          <text:p text:style-name="P211"/>
        </text:list-header>
        <text:list-item>
          <text:p text:style-name="P202">Baixa al taller el grup <text:span text:style-name="T63">2</text:span>.</text:p>
        </text:list-item>
        <text:list-item>
          <text:p text:style-name="P205">Comentem components de l'equip split d'aire condicionat <text:span text:style-name="T63">i el posem en marxa en fred i en calor.</text:span></text:p>
        </text:list-item>
      </text:list>
      <text:p text:style-name="P203"/>
      <text:p text:style-name="P207"/>
      <text:p text:style-name="P209"/>
      <text:p text:style-name="P213">Di<text:span text:style-name="T64">jous</text:span><text:tab/><text:tab/><text:span text:style-name="T62">05</text:span>/<text:span text:style-name="T49">02</text:span>/2<text:span text:style-name="T49">6</text:span></text:p>
      <text:list xml:id="list154703768637693" text:continue-numbering="true" text:style-name="L9">
        <text:list-header>
          <text:p text:style-name="P212"/>
        </text:list-header>
        <text:list-item>
          <text:p text:style-name="P206"><text:span text:style-name="T11">Comenc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1646060743642083188" text:style-name="L10">
        <text:list-item>
          <text:p text:style-name="P208">Comentem introducció condensadors</text:p>
        </text:list-item>
        <text:list-item>
          <text:p text:style-name="P208">2.1 Capacitat d'un condensador</text:p>
        </text:list-item>
      </text:list>
      <text:p text:style-name="P2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05T15:47:01.410250806</dc:date>
    <meta:editing-duration>PT2H56M32S</meta:editing-duration>
    <meta:editing-cycles>264</meta:editing-cycles>
    <meta:document-statistic meta:table-count="0" meta:image-count="0" meta:object-count="1" meta:page-count="9" meta:paragraph-count="221" meta:word-count="1305" meta:character-count="8455" meta:non-whitespace-character-count="7446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